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margin-left="0cm" fo:margin-top="0cm" fo:margin-bottom="0cm" table:align="left" style:writing-mode="lr-tb"/>
    </style:style>
    <style:style style:name="Table1.A" style:family="table-column">
      <style:table-column-properties style:column-width="8.393cm"/>
    </style:style>
    <style:style style:name="Table1.B" style:family="table-column">
      <style:table-column-properties style:column-width="9.197cm"/>
    </style:style>
    <style:style style:name="Table1.1" style:family="table-row">
      <style:table-row-properties style:min-row-height="2.794cm" fo:keep-together="auto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ext_20_body">
      <style:text-properties officeooo:paragraph-rsid="00163b9d"/>
    </style:style>
    <style:style style:name="P2" style:family="paragraph" style:parent-style-name="Heading_20_1" style:list-style-name="WWNum4" style:master-page-name="Standard">
      <style:paragraph-properties fo:margin-left="0cm" fo:margin-right="0cm" fo:margin-top="0.423cm" fo:margin-bottom="0.212cm" loext:contextual-spacing="false" fo:text-indent="0cm" style:auto-text-indent="false" style:page-number="auto"/>
    </style:style>
    <style:style style:name="P3" style:family="paragraph" style:parent-style-name="Heading_20_2">
      <style:text-properties style:use-window-font-color="true" style:font-name="Liberation Sans" fo:font-size="16pt" fo:language="en" fo:country="US" fo:font-weight="bold" officeooo:rsid="0019cff3" officeooo:paragraph-rsid="0019cff3" style:letter-kerning="false" style:font-name-asian="Microsoft YaHei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4" style:family="paragraph" style:parent-style-name="Heading_20_2" style:list-style-name="WWNum4">
      <style:paragraph-properties fo:margin-left="0cm" fo:margin-right="0cm" fo:text-indent="0cm" style:auto-text-indent="false"/>
    </style:style>
    <style:style style:name="P5" style:family="paragraph" style:parent-style-name="Heading_20_2" style:list-style-name="WWNum4">
      <style:paragraph-properties fo:margin-left="0cm" fo:margin-right="0cm" fo:text-indent="0cm" style:auto-text-indent="false"/>
      <style:text-properties style:use-window-font-color="true" style:font-name="Liberation Sans" fo:font-size="16pt" fo:language="en" fo:country="US" fo:font-weight="bold" officeooo:rsid="001fe85a" officeooo:paragraph-rsid="001fe85a" style:letter-kerning="false" style:font-name-asian="Microsoft YaHei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1">
      <style:text-properties style:use-window-font-color="true" style:font-name="Calibri1" fo:font-size="12pt" fo:language="en" fo:country="US" officeooo:rsid="00163b9d" officeooo:paragraph-rsid="00163b9d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P8" style:family="paragraph" style:parent-style-name="Table_20_Contents" style:list-style-name="L1">
      <style:text-properties officeooo:rsid="00163b9d" officeooo:paragraph-rsid="00163b9d"/>
    </style:style>
    <style:style style:name="P9" style:family="paragraph" style:parent-style-name="Text_20_body" style:list-style-name="L2">
      <style:text-properties officeooo:paragraph-rsid="00152174"/>
    </style:style>
    <style:style style:name="P10" style:family="paragraph" style:parent-style-name="Text_20_body" style:list-style-name="L2">
      <style:text-properties officeooo:paragraph-rsid="00219bd4"/>
    </style:style>
    <style:style style:name="P11" style:family="paragraph" style:parent-style-name="Text_20_body" style:list-style-name="L2">
      <style:text-properties officeooo:paragraph-rsid="00163b9d"/>
    </style:style>
    <style:style style:name="P12" style:family="paragraph" style:parent-style-name="Text_20_body" style:list-style-name="L2">
      <style:text-properties officeooo:rsid="002358a9" officeooo:paragraph-rsid="002358a9"/>
    </style:style>
    <style:style style:name="P13" style:family="paragraph" style:parent-style-name="Text_20_body" style:list-style-name="L2">
      <style:text-properties officeooo:rsid="00152174" officeooo:paragraph-rsid="00152174"/>
    </style:style>
    <style:style style:name="P14" style:family="paragraph" style:parent-style-name="Text_20_body" style:list-style-name="L2">
      <style:text-properties officeooo:rsid="00152174" officeooo:paragraph-rsid="0027f614"/>
    </style:style>
    <style:style style:name="P15" style:family="paragraph" style:parent-style-name="Text_20_body" style:list-style-name="L2">
      <style:text-properties officeooo:rsid="00163b9d" officeooo:paragraph-rsid="00163b9d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text-properties officeooo:paragraph-rsid="00219bd4"/>
    </style:style>
    <style:style style:name="P18" style:family="paragraph" style:parent-style-name="Text_20_body" style:list-style-name="L3">
      <style:text-properties officeooo:paragraph-rsid="001fe85a"/>
    </style:style>
    <style:style style:name="P19" style:family="paragraph" style:parent-style-name="Text_20_body" style:list-style-name="L3">
      <style:text-properties officeooo:rsid="002376ec" officeooo:paragraph-rsid="002376ec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letter-kerning="false" style:font-name-asian="SimSun" style:font-size-asian="12pt" style:font-name-complex="Arial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2469"/>
    </style:style>
    <style:style style:name="T5" style:family="text">
      <style:text-properties style:use-window-font-color="true" style:font-name="Calibri1" fo:font-size="12pt" fo:language="en" fo:country="US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style:font-name="Calibri1" fo:font-size="12pt" fo:language="en" fo:country="US" officeooo:rsid="00152174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style:font-name="Calibri1" fo:font-size="12pt" fo:language="en" fo:country="US" officeooo:rsid="0016a955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8" style:family="text">
      <style:text-properties style:use-window-font-color="true" style:font-name="Calibri1" fo:font-size="12pt" fo:language="en" fo:country="US" officeooo:rsid="001ae423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9" style:family="text">
      <style:text-properties style:use-window-font-color="true" style:font-name="Calibri1" fo:font-size="12pt" fo:language="en" fo:country="US" officeooo:rsid="001fe85a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style:font-name="Calibri1" fo:font-size="12pt" fo:language="en" fo:country="US" officeooo:rsid="002045b5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style:font-name="Calibri1" fo:font-size="12pt" fo:language="en" fo:country="US" officeooo:rsid="00219bd4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style:font-name="Calibri1" fo:font-size="12pt" fo:language="en" fo:country="US" officeooo:rsid="0025bb43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officeooo:rsid="0014429f"/>
    </style:style>
    <style:style style:name="T14" style:family="text">
      <style:text-properties officeooo:rsid="00152174"/>
    </style:style>
    <style:style style:name="T15" style:family="text">
      <style:text-properties officeooo:rsid="00163b9d"/>
    </style:style>
    <style:style style:name="T16" style:family="text">
      <style:text-properties officeooo:rsid="001fe85a"/>
    </style:style>
    <style:style style:name="T17" style:family="text">
      <style:text-properties officeooo:rsid="001ffc06"/>
    </style:style>
    <style:style style:name="T18" style:family="text">
      <style:text-properties officeooo:rsid="00219bd4"/>
    </style:style>
    <style:style style:name="T19" style:family="text">
      <style:text-properties officeooo:rsid="0022e1c9"/>
    </style:style>
    <style:style style:name="T20" style:family="text">
      <style:text-properties officeooo:rsid="0023c74b"/>
    </style:style>
    <style:style style:name="T21" style:family="text">
      <style:text-properties officeooo:rsid="0027f6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72379094" text:style-name="WWNum4">
        <text:list-item>
          <text:h text:style-name="P2" text:outline-level="1">Andrew Cumming</text:h>
        </text:list-item>
      </text:list>
      <text:p text:style-name="Standard">Barrie, Ontario</text:p>
      <text:p text:style-name="Standard"><text:a xlink:type="simple" xlink:href="mailto:andrew.e.cumming@gmail.com" text:style-name="Internet_20_link" text:visited-style-name="Visited_20_Internet_20_Link">andrew.e.cumming@gmail.com</text:a></text:p>
      <text:p text:style-name="Standard"/>
      <text:p text:style-name="Standard"><text:span text:style-name="T1">Portfolio</text:span>: <text:tab/><text:tab/><text:tab/><text:span text:style-name="Internet_20_link">https://andrewec.github.io/</text:span></text:p>
      <text:p text:style-name="Standard"><text:span text:style-name="T1">LinkedIn</text:span>: <text:tab/><text:tab/><text:tab/><text:a xlink:type="simple" xlink:href="https://www.linkedin.com/pub/andrew-cumming/85/612/402" text:style-name="Internet_20_link" text:visited-style-name="Visited_20_Internet_20_Link">https://www.linkedin.com/pub/andrew-cumming/85/612/402</text:a></text:p>
      <text:p text:style-name="Standard"><text:span text:style-name="T1">Stack Overflow Careers</text:span>: <text:tab/><text:a xlink:type="simple" xlink:href="https://careers.stackoverflow.com/AndrewC" text:style-name="Internet_20_link" text:visited-style-name="Visited_20_Internet_20_Link">https://careers.stackoverflow.com/AndrewC</text:a></text:p>
      <text:p text:style-name="Standard"><text:span text:style-name="T1">GitHub</text:span>: <text:tab/><text:tab/><text:tab/><text:a xlink:type="simple" xlink:href="https://github.com/AndrewEC" text:style-name="Internet_20_link" text:visited-style-name="Visited_20_Internet_20_Link"><text:span text:style-name="T2">https://github.com/AndrewEC</text:span></text:a></text:p>
      <text:p text:style-name="Standard"/>
      <text:list xml:id="list1129777129310" text:continue-numbering="true" text:style-name="WWNum4">
        <text:list-item>
          <text:list>
            <text:list-item>
              <text:h text:style-name="P4" text:outline-level="2">Objective</text:h>
            </text:list-item>
          </text:list>
        </text:list-item>
      </text:list>
      <text:p text:style-name="Standard">Obtain a flexible position that allows me to demonstrate my analytical, problem solving, and interpersonal skills, while providing opportunities for further self-improvement.</text:p>
      <text:p text:style-name="Standard"/>
      <text:list xml:id="list1130175446597" text:continue-numbering="true" text:style-name="WWNum4">
        <text:list-item>
          <text:list>
            <text:list-item>
              <text:h text:style-name="P4" text:outline-level="2">Skill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1835120487" text:style-name="L1">
              <text:list-item>
                <text:p text:style-name="P6">Accessibility Analysis and Remediation</text:p>
              </text:list-item>
              <text:list-item>
                <text:p text:style-name="P6">Accessibility Training</text:p>
              </text:list-item>
              <text:list-item>
                <text:p text:style-name="P7">Spring Boot Development</text:p>
              </text:list-item>
              <text:list-item>
                <text:p text:style-name="P6"><text:span text:style-name="T15">Angular/</text:span>Single Page Application Development</text:p>
              </text:list-item>
            </text:list>
          </table:table-cell>
          <table:table-cell table:style-name="Table1.A1" office:value-type="string">
            <text:list xml:id="list1129849249399" text:continue-numbering="true" text:style-name="L1">
              <text:list-item>
                <text:p text:style-name="P6">Black and White Box Testing Methodologies</text:p>
              </text:list-item>
              <text:list-item>
                <text:p text:style-name="P6">Coding Design Patterns</text:p>
              </text:list-item>
              <text:list-item>
                <text:p text:style-name="P6">Unified Modeling Language</text:p>
              </text:list-item>
              <text:list-item>
                <text:p text:style-name="P8">Database/Schema Design</text:p>
              </text:list-item>
            </text:list>
          </table:table-cell>
        </table:table-row>
      </table:table>
      <text:p text:style-name="Standard"/>
      <text:list xml:id="list1131287588476" text:continue-list="list1130175446597" text:style-name="WWNum4">
        <text:list-item>
          <text:list>
            <text:list-item>
              <text:h text:style-name="P4" text:outline-level="2">Professional Experience</text:h>
            </text:list-item>
          </text:list>
        </text:list-item>
      </text:list>
      <text:h text:style-name="P3" text:outline-level="2">Business Banking Portal Development</text:h>
      <text:list xml:id="list3894681824" text:style-name="L2">
        <text:list-item>
          <text:p text:style-name="P9"><text:span text:style-name="T14">Developed multiple </text:span><text:span text:style-name="T17">Java/</text:span><text:span text:style-name="T14">Spring Boot microservices to support a next generation online banking portal for small and mid size business clients</text:span></text:p>
        </text:list-item>
        <text:list-item>
          <text:p text:style-name="P12">Apps were developed in a 2 week sprint cycle without any dedicated quality assurance <text:span text:style-name="T21">team</text:span></text:p>
        </text:list-item>
        <text:list-item>
          <text:p text:style-name="P14">All services were build with an automated test suite including unit tests, integration tests, and mutation tests using PIT</text:p>
        </text:list-item>
        <text:list-item>
          <text:p text:style-name="P10"><text:span text:style-name="T14">Applications </text:span><text:span text:style-name="T18">built</text:span><text:span text:style-name="T14"> deployed via </text:span><text:span text:style-name="T18">Jenkins and </text:span><text:span text:style-name="T14">Urban Code Deploy </text:span><text:span text:style-name="T18">through an automated continuous integration </text:span><text:span text:style-name="T11">pipeline</text:span><text:span text:style-name="T18"> </text:span><text:span text:style-name="T14">and hosted on the </text:span><text:span text:style-name="T11">Pivotal Cloud Foundry</text:span><text:span text:style-name="T14"> platform</text:span></text:p>
        </text:list-item>
        <text:list-item>
          <text:p text:style-name="P13">Debugged production level defects and issues using standard application logs and Dynatrace tracking</text:p>
        </text:list-item>
        <text:list-item>
          <text:p text:style-name="P9"><text:span text:style-name="T14">Designed and implemented structured database schemas </text:span><text:span text:style-name="T10">using</text:span><text:span text:style-name="T14"> MariaDB for </text:span><text:span text:style-name="T6">features </text:span><text:span text:style-name="T14">like user preferences and approval workflows with the help of Liquibase and Spring JPA</text:span></text:p>
        </text:list-item>
        <text:list-item>
          <text:p text:style-name="P15"><text:soft-page-break/>Worked with a sizeable team (&gt; 50 people) using a SCRUM like methodology centered around the concept of Journeys and Squads</text:p>
        </text:list-item>
        <text:list-item>
          <text:p text:style-name="P11"><text:span text:style-name="T15">Generated service interfaces using automated tools like </text:span><text:span text:style-name="T7">SpringFox</text:span><text:span text:style-name="T15"> and OpenAPI generator</text:span></text:p>
        </text:list-item>
      </text:list>
      <text:p text:style-name="P1"/>
      <text:list xml:id="list1130828787794" text:continue-list="list1131287588476" text:style-name="WWNum4">
        <text:list-item>
          <text:list>
            <text:list-item>
              <text:h text:style-name="P5" text:outline-level="2">Online Banking Service Development</text:h>
            </text:list-item>
          </text:list>
        </text:list-item>
      </text:list>
      <text:list xml:id="list2575813310" text:style-name="L3">
        <text:list-item>
          <text:p text:style-name="P16"><text:span text:style-name="T4">Developed</text:span> <text:span text:style-name="T9">multiple backend services using Spring Boot and Spring MVC to support various online banking features like self-serve loan management, GIC purchase and renewal, and online foreign currency ordering</text:span></text:p>
        </text:list-item>
        <text:list-item>
          <text:p text:style-name="P19"><text:span text:style-name="T9">C</text:span><text:span text:style-name="T5">reated multi-channel applications that support customer and employee assisted channels utilizing LDAP/SPNEGO for automatic employee authentication</text:span></text:p>
        </text:list-item>
        <text:list-item>
          <text:p text:style-name="P17"><text:span text:style-name="T8">A</text:span><text:span text:style-name="T9">pplications support thousands of online banking clients and help handle tens of millions of dollars in transactions annually</text:span></text:p>
        </text:list-item>
        <text:list-item>
          <text:p text:style-name="P16">Applications <text:span text:style-name="T18">built</text:span> <text:span text:style-name="T20">and </text:span>deployed via <text:span text:style-name="T18">Jenkins and </text:span>Urban Code Deploy <text:span text:style-name="T18">through an automated continuous integration </text:span><text:span text:style-name="T11">pipeline</text:span><text:span text:style-name="T18"> </text:span>and hosted on the Bluemix platform</text:p>
        </text:list-item>
        <text:list-item>
          <text:p text:style-name="P18"><text:span text:style-name="T16">Developed, largely, in a Waterfall style methodology </text:span><text:span text:style-name="T19">with dedicated quality assurance team members</text:span></text:p>
        </text:list-item>
      </text:list>
      <text:p text:style-name="Text_20_body"/>
      <text:list xml:id="list1131166487949" text:continue-list="list1130828787794" text:style-name="WWNum4">
        <text:list-item>
          <text:list>
            <text:list-item>
              <text:h text:style-name="P4" text:outline-level="2">Accessibility Analysis and Training</text:h>
            </text:list-item>
          </text:list>
        </text:list-item>
      </text:list>
      <text:list xml:id="list3459297076" text:style-name="L4">
        <text:list-item>
          <text:p text:style-name="P21">Gave a lectures to hundreds of Government of Ontario employees demonstrating how to create accessible Word/PDF documents and how to use JAWS </text:p>
        </text:list-item>
        <text:list-item>
          <text:p text:style-name="P20"><text:span text:style-name="T12">Met with clients at external locations and provided </text:span>personalized training and advice for individuals and teams </text:p>
        </text:list-item>
        <text:list-item>
          <text:p text:style-name="P20">Analyzed government websites and documents against the Web Content Accessibility Guidelines to identify possible issues and accessibility deficiencies <text:span text:style-name="T13">primarily </text:span>using Job Access With Speech (JAWS) software </text:p>
        </text:list-item>
        <text:list-item>
          <text:p text:style-name="P21">Documented issues, prepared reports, and presented findings to clients </text:p>
        </text:list-item>
      </text:list>
      <text:p text:style-name="Text_20_body"/>
      <text:list xml:id="list1131079403064" text:continue-list="list1131166487949" text:style-name="WWNum4">
        <text:list-item>
          <text:list>
            <text:list-item>
              <text:h text:style-name="P4" text:outline-level="2">Employment History</text:h>
            </text:list-item>
          </text:list>
        </text:list-item>
      </text:list>
      <text:p text:style-name="Standard">Royal Bank of Canada – Toronto, Ontario</text:p>
      <text:p text:style-name="Standard"><text:span text:style-name="T1">Developer</text:span> (Spring Boot/Angular) - 2019</text:p>
      <text:p text:style-name="Standard"/>
      <text:p text:style-name="Standard">Royal Bank of Canada – Toronto, Ontario</text:p>
      <text:p text:style-name="Standard"><text:soft-page-break/><text:span text:style-name="T1">Developer</text:span><text:span text:style-name="T3"> (Spring MVC/Sprint Boot/J2EE) –</text:span><text:span text:style-name="T1"> </text:span>2016</text:p>
      <text:p text:style-name="Standard"/>
      <text:p text:style-name="Standard">Royal Bank of Canada – Toronto, Ontario</text:p>
      <text:p text:style-name="Standard"><text:span text:style-name="T1">Technical Systems Analyst </text:span><text:span text:style-name="T3">–</text:span><text:span text:style-name="T1"> </text:span>2015</text:p>
      <text:p text:style-name="Standard"/>
      <text:p text:style-name="Standard">Royal Bank of Canada – Toronto, Ontario</text:p>
      <text:p text:style-name="Standard"><text:span text:style-name="T1">IT Accessibility </text:span>– 2015</text:p>
      <text:p text:style-name="Standard"/>
      <text:p text:style-name="Standard">Ministry of Community and Social Services – Toronto, Ontario</text:p>
      <text:p text:style-name="Standard"><text:span text:style-name="T1">Technology Accessibility Analyst</text:span> – 2014</text:p>
      <text:p text:style-name="Standard"/>
      <text:list xml:id="list1130221772866" text:continue-numbering="true" text:style-name="WWNum4">
        <text:list-item>
          <text:list>
            <text:list-item>
              <text:h text:style-name="P4" text:outline-level="2">Education</text:h>
            </text:list-item>
          </text:list>
        </text:list-item>
      </text:list>
      <text:p text:style-name="Standard"><text:span text:style-name="T1">Centennial College</text:span><text:span text:style-name="T3"> – Toronto, Ontario</text:span></text:p>
      <text:p text:style-name="Standard"><text:span text:style-name="T1">Software Engineering Technology</text:span>, 2012 to 2016 (Expected) – Advanced Diplom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false" style:font-name-asian="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US" style:letter-kerning="false" style:font-name-asian="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punctuation-wrap="hanging" style:writing-mode="lr-tb"/>
      <style:text-properties style:use-window-font-color="true" style:font-name="Calibri1" fo:font-family="Calibri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4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4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4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5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5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5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5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5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5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6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6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62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63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6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65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66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67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8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69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70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7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72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7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7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75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76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77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8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79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80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8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82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8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8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85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6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87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8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89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90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9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92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93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94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95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96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8-04T19:31:53</meta:creation-date>
    <dc:language>en-US</dc:language>
    <dc:date>2020-08-03T00:11:29.002000000</dc:date>
    <meta:editing-cycles>63</meta:editing-cycles>
    <meta:editing-duration>PT3H53M14S</meta:editing-duration>
    <meta:generator>LibreOffice/6.4.4.2$Windows_X86_64 LibreOffice_project/3d775be2011f3886db32dfd395a6a6d1ca2630ff</meta:generator>
    <meta:document-statistic meta:table-count="1" meta:image-count="0" meta:object-count="0" meta:page-count="3" meta:paragraph-count="53" meta:word-count="491" meta:character-count="3625" meta:non-whitespace-character-count="3187"/>
  </office:meta>
</office:document-meta>
</file>